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Verdana" svg:font-family="Verdana, sans-serif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P4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P5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000000" style:font-name="Verdana" fo:font-size="7.69999980926514pt" fo:letter-spacing="normal" fo:font-style="normal" style:text-underline-style="none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1" style:family="text">
      <style:text-properties fo:color="#000000" style:font-name="TimesNewRomanPSMT" fo:font-size="10.5pt" fo:font-weight="bold" style:font-name-asian="TimesNewRomanPSMT" style:font-size-asian="10.5pt" style:font-weight-asian="bold" style:font-name-complex="TimesNewRomanPSMT" style:font-size-complex="10.5pt" style:font-weight-complex="bold"/>
    </style:style>
    <style:style style:name="T2" style:family="text"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e Interação</text:p>
      <text:p text:style-name="Standard"/>
      <text:p text:style-name="P1"><text:span text:style-name="T1">Data: 22</text:span><text:span text:style-name="T2">/02/2013 </text:span></text:p>
      <text:p text:style-name="P1"><text:span text:style-name="T1">Fase</text:span><text:span text:style-name="T2">: Construção 7</text:span></text:p>
      <text:p text:style-name="P1"><text:span text:style-name="T1">Iteração</text:span><text:span text:style-name="T2">: Oitava</text:span></text:p>
      <text:p text:style-name="P1"><text:span text:style-name="T1">Colaborador</text:span><text:span text:style-name="T2">: Klevlon Borges de Moraes</text:span></text:p>
      <text:p text:style-name="P1"><text:span text:style-name="T1">Cargo Atual</text:span><text:span text:style-name="T2">: Qualidade do Processo, Engenheiro de Requisitos</text:span></text:p>
      <text:p text:style-name="P3"/>
      <text:p text:style-name="P3">Atividades Realizadas:</text:p>
      <text:list xml:id="list9097960230886115716" text:style-name="L1">
        <text:list-item>
          <text:p text:style-name="P4">Atividade 1</text:p>
          <text:list>
            <text:list-item>
              <text:p text:style-name="P4">Descrição:</text:p>
              <text:list>
                <text:list-item>
                  <text:p text:style-name="P5">Criação do documento de Estórias de Usuário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4 hora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SGB_ESTUS_EstóriasDeUsuário.pdf</text:p>
                </text:list-item>
              </text:list>
            </text:list-item>
          </text:list>
        </text:list-item>
        <text:list-item>
          <text:p text:style-name="P4">Atividade 2</text:p>
          <text:list>
            <text:list-item>
              <text:p text:style-name="P4">Descrição</text:p>
              <text:list>
                <text:list-item>
                  <text:p text:style-name="P4">Validação de Requisitos com o Dono do Produto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2 hora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SGB_ESTUS_EstóriasDeUsuário.pdf – Anexo A</text:p>
                </text:list-item>
              </text:list>
            </text:list-item>
          </text:list>
        </text:list-item>
        <text:list-item>
          <text:p text:style-name="P4">Atividade 3</text:p>
          <text:list>
            <text:list-item>
              <text:p text:style-name="P4">Descrição</text:p>
              <text:list>
                <text:list-item>
                  <text:p text:style-name="P4">Análise e verificação de comprometimento nas estórias de usuário redmine.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6 horas individuai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Comprometimento por parte da equipe com as estórias de usuário</text:p>
                </text:list-item>
              </text:list>
            </text:list-item>
          </text:list>
        </text:list-item>
        <text:list-item>
          <text:p text:style-name="P4">Atividade 4</text:p>
          <text:list>
            <text:list-item>
              <text:p text:style-name="P4">Descrição</text:p>
              <text:list>
                <text:list-item>
                  <text:p text:style-name="P4">Verificação da planilha de qualidade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2 horas individuai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SGB_PAGQA_PlanilhaAvaliacao_Construcao7</text:p>
                </text:list-item>
              </text:list>
            </text:list-item>
          </text:list>
        </text:list-item>
      </text:list>
      <text:p text:style-name="P3"/>
      <text:p text:style-name="P3"/>
      <text:p text:style-name="P3">Total de horas na Iteração: 14 ho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Verdana" svg:font-family="Verdana, sans-serif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52:25</meta:creation-date>
    <dc:date>2013-02-23T11:36:19</dc:date>
    <meta:editing-duration>PT4H54M22S</meta:editing-duration>
    <meta:editing-cycles>11</meta:editing-cycles>
    <meta:generator>OpenOffice.org/3.4.1$Unix OpenOffice.org_project/341m1$Build-9593</meta:generator>
    <meta:document-statistic meta:table-count="0" meta:image-count="0" meta:object-count="0" meta:page-count="1" meta:paragraph-count="36" meta:word-count="144" meta:character-count="951"/>
  </office:meta>
</office:document-meta>
</file>